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GatewaySupportTests.testJmsGatewaySupportWith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GatewaySupportTests.initGatew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GatewaySupportTests.testJmsGatewaySupportWithJms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